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style:writing-mode="page"/>
      <style:text-properties style:font-name="Arial" style:text-underline-style="none" fo:font-weight="normal" style:font-weight-asian="normal" style:font-weight-complex="normal"/>
    </style:style>
    <style:style style:name="P3" style:family="paragraph" style:parent-style-name="Standard">
      <style:paragraph-properties fo:line-height="150%" style:writing-mode="page"/>
      <style:text-properties style:font-name="Arial"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Aufgabenteilung und Arbeitsprozessbericht</text:p>
      <text:p text:style-name="P1"/>
      <text:p text:style-name="P2">Die Aufgaben waren so aufgeteilt, dass Lukas die PHP Skripte schreibt und Benedikt die Datenbank erstellt. Dies stellte sich aber nach einiger Zeit als nicht vorteilhaft heraus, da der hauptsächliche Teil in PHP und HTML geschrieben werden müsste. So teilen wir die Aufgaben anders auf, sodass jeder von beidem etwas machte.</text:p>
      <text:p text:style-name="P2">Kamen neue Aufgaben, so teilten wir sie auf.</text:p>
      <text:p text:style-name="P2">Um gemeinsam an Skripten zu arbeiten, wie z.B. den Einloggen Skript, trafen wir uns bei Benedikt Zuhause oder in der Schule. </text:p>
      <text:p text:style-name="P2">Im späteren Verlauf kümmerte Lukas sich um um das Einloggen, das Registrieren. Er erstellte zudem das Skript um Fragen hinzuzufügen, die Profilübersicht und erstellte das Adminpanel. Benedikt kümmerte sich um den Spielablauf, darunter sind die Skript Spiel starten, Spiel, die Spielauswertung und die Rundenübersicht. Wir haben lange überlegt und uns viele Gedanken gemacht, wie wir unsere Projektarbeit anfangen sollen. Die Entscheidung fiel auf eine tiefere Einarbeitung in die Technologien HTML und PHP. Durch den Unterricht wurden uns schon Grundlagen vermittelt, diese reichten jedoch nicht immer aus. In die Datenbanken mussten wir uns von Grund auf einarbeiten. Hilfreich waren dabei Tutorials und Apps. Unser Startpunkt war die Erstellung einer Datenbank mit einem Login Skript. Dieses funktionierte dann auch nach einigem probieren und längerer Zeit. Weil wir oft nicht wussten wo das Problem lag. Um das Registrierungs-, Login-, Logout-Skript bauten wir weiter. Es folgten die Index Skripte.<text:line-break/>Nun planten wir einen Ablaufplan eines Spielvorganges. Zu Beginn hatten wir zwei Datenbanken, die erste enthielt die Fragen und die zweite die Benutzerdaten. Unser erster Designentwurf folgte nun. Zu diesem Zeitpunkt erstellten wir die Bilder Show. Unseren ersten Entwurf konnten wir nicht wie geplant umsetzen, da uns das Wissen über die Technologie JavaScript fehlte. So entschieden wir uns ein neues Design zu wählen. Dieses war insgesamt dunkler. Die nächste Neuerung waren die Bestenliste. Darauf entschieden wir die verschiedenen Kategorien einfach, mittel, schwer wegzulassen, da das Feststellen der Schwierigkeit einer Frage schwierig ist. Zuerst war unser Entwurf ein Skript zu machen, welchen den ganzen Spielablauf enthält. Jedoch änderten wir die Idee später, da es mit mehren Skripten einfacher zu programmieren ist. Nun fügten wir den die Profilübersicht und das Adminpanel hinzu. Darauf kam die letzte große Änderung. Dies war die Änderung des Designs und Datenbank. Das Design wurde auf ein übersichtliches und schöneres Design geändert. Die Datenbanken wurden zusammengelegt, um die Koordinierung zu erleichtern. Die Skripte mit dem Spielprinzip wurden zu der Zeit fertigstellen und an das neue Design angepasst. Genau wie die Profilübersicht. Das <text:soft-page-break/>Adminpanel wurde fertigstellen und war nun funktionstüchtig. Zu den Spielprinzip Skripten wurde nun noch die Fehlermeldung , die angezeigt wird falls zu wenig Fragen verfügbar sind, hinzugefügt. Die Skripte Bestenliste und Rundenübersicht wurden grafisch noch verbessert. Zum Schluss wurden noch kleine Fehler behob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4:41:38.710000000</meta:creation-date>
    <dc:date>2017-04-26T12:50:17.59</dc:date>
    <meta:editing-duration>PT20H1M37S</meta:editing-duration>
    <meta:editing-cycles>2</meta:editing-cycles>
    <meta:generator>OpenOffice/4.1.2$Win32 OpenOffice.org_project/412m3$Build-9782</meta:generator>
    <meta:document-statistic meta:table-count="0" meta:image-count="0" meta:object-count="0" meta:page-count="2" meta:paragraph-count="5" meta:word-count="456" meta:character-count="3123"/>
  </office:meta>
</office:document-meta>
</file>